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T10" style:parent-style-name="DefaultParagraphFont" style:family="text">
      <style:text-properties fo:language="en" fo:country="US"/>
    </style:style>
  </office:automatic-styles>
  <office:body>
    <office:text text:use-soft-page-breaks="true">
      <text:p text:style-name="P1">Group 6 Testing Questionaire</text:p>
      <text:p text:style-name="Standard"/>
      <text:p text:style-name="Standard">Q<text:span text:style-name="T2">1</text:span>: Were you able to successfully hunt any dinosaurs? If so, which ones, and how? Which weapons and armour did you use and how many hunters did you send?</text:p>
      <text:p text:style-name="Standard"/>
      <text:p text:style-name="Standard">A1: Yes I was able to hunt sevral dinosaurs. I unfortunatley couldn’t tell you which ones because the dinosaurs aren’t labled in any way I was able to acess with how far I could get.</text:p>
      <text:p text:style-name="Standard"/>
      <text:p text:style-name="Standard">Q<text:span text:style-name="T3">2</text:span>: Was it clear what each of the buildings did and how to use them?</text:p>
      <text:p text:style-name="Standard"/>
      <text:p text:style-name="Standard">A2: Yes.</text:p>
      <text:p text:style-name="Standard"/>
      <text:p text:style-name="Standard">Q<text:span text:style-name="T4">3</text:span>: Were<text:s/><text:span text:style-name="T5">there any issues with the buildings?</text:span></text:p>
      <text:p text:style-name="Standard"/>
      <text:p text:style-name="Standard">A3: I could never gather enough materials to make anything outside of the stockpile and grainery.</text:p>
      <text:p text:style-name="Standard"/>
      <text:p text:style-name="P6">Q4: Were you able to work out the menus? Could you find everything you were looking for? If not, what did you struggle with?</text:p>
      <text:p text:style-name="P7"/>
      <text:p text:style-name="P8">A4: yes I was easily able to work with the menus and work them (Although a<text:s/>menu for settings and the ability to quit would be nice)</text:p>
      <text:p text:style-name="P9"/>
      <text:p text:style-name="Standard">Q<text:span text:style-name="T10">5</text:span>: Did you encounter any bugs while playing? If so, what were they and what lead to them occuring?</text:p>
      <text:p text:style-name="Standard"/>
      <text:p text:style-name="Standard">A5: The clock/timer thing, for whatever reason the numbers were apearing vertically and moving into the game screen.<text:s/></text:p>
      <text:p text:style-name="Standard"/>
      <text:p text:style-name="Standard">Q6: Did you enjoy the game? If so, which aspects?</text:p>
      <text:p text:style-name="Standard"/>
      <text:p text:style-name="Standard">A6: yes, for the first few minutes each round before I can’t do anything more.</text:p>
      <text:p text:style-name="Standard"/>
      <text:p text:style-name="Standard">Q7: Was there anything you didn't enjoy? If so, which aspects?</text:p>
      <text:p text:style-name="Standard"/>
      <text:p text:style-name="Standard">A7: Each game was over after a few minuites because my Scout always got swarded and ended up dead, meaning I couldn’t gather any materials and thus couldn’t progress with the game. Ergo I can’t acess most of the content.</text:p>
      <text:p text:style-name="Standard"/>
      <text:p text:style-name="Standard">Q8: Was there anything you couldn't understand? If<text:s/>so, what?</text:p>
      <text:p text:style-name="Standard"/>
      <text:p text:style-name="Standard">A8: What Dino was what, I don’t get any infomation when I click on them and it would be helpful to have the infomation readily available.</text:p>
      <text:p text:style-name="Standard"/>
      <text:p text:style-name="Standard">Q9: How long did you play for?</text:p>
      <text:p text:style-name="Standard"/>
      <text:p text:style-name="Standard">A9: Once again not very long because I kept getting to the point where the game was basically over far to quickly.</text:p>
      <text:p text:style-name="Standard"/>
      <text:p text:style-name="Standard">Q10: Anything else to add relating to the game that doesn't fit in the categories above?</text:p>
      <text:p text:style-name="Standard"/>
      <text:p text:style-name="Standard">A10: I said this before but it beres repeating: I can’t play for any significant leangth of time, all it takes is one Dino to target my scout and I’m dead because I have never been able to kill them<text:s/><text:soft-page-break/>quickly enough to save him, and once hes gone I can’t gather any new materials, meaning I can’t progress in the game.<text:s/></text:p>
      <text:p text:style-name="Standard"/>
      <text:p text:style-name="Standard">I have three sugestions on how to fix this.<text:s/></text:p>
      <text:p text:style-name="Standard"/>
      <text:p text:style-name="Standard">One: give the camp walls of some kind to have a defence against the Dinosaurs so I can keep them safe when their not gathering. (note the wall should break eventually but it should at least by my guys some time of saftey)<text:s/></text:p>
      <text:p text:style-name="Standard"><text:line-break/>Two: Better path finding: My Scout walked into the same dinosaur twice and it killed him, why doesn’t he move around it or at least try to run? (I did see this happen once, however the second time he just ran right into the Dinosaur)</text:p>
      <text:p text:style-name="Standard"/>
      <text:p text:style-name="Standard">Also a Sky box would be nic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layererror404</dc:creator>
    <meta:creation-date>2009-04-16T11:32:00Z</meta:creation-date>
    <dc:date>2018-04-24T16:12:00Z</dc:date>
    <meta:template xlink:href="Normal" xlink:type="simple"/>
    <meta:editing-cycles>20</meta:editing-cycles>
    <meta:editing-duration>PT6660S</meta:editing-duration>
    <meta:user-defined meta:name="Info 1"/>
    <meta:user-defined meta:name="Info 2"/>
    <meta:user-defined meta:name="Info 3"/>
    <meta:user-defined meta:name="Info 4"/>
    <meta:document-statistic meta:page-count="2" meta:paragraph-count="5" meta:word-count="415" meta:character-count="2781" meta:row-count="19" meta:non-whitespace-character-count="2371"/>
  </office:meta>
</office:document-meta>
</file>